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bbc" officeooo:paragraph-rsid="0000cbbc"/>
    </style:style>
    <style:style style:name="P2" style:family="paragraph" style:parent-style-name="Standard">
      <style:text-properties officeooo:paragraph-rsid="000235ca"/>
    </style:style>
    <style:style style:name="P3" style:family="paragraph" style:parent-style-name="Standard">
      <style:text-properties officeooo:rsid="00036f23" officeooo:paragraph-rsid="00036f23"/>
    </style:style>
    <style:style style:name="P4" style:family="paragraph" style:parent-style-name="Standard">
      <style:text-properties officeooo:rsid="00036f23" officeooo:paragraph-rsid="00155286"/>
    </style:style>
    <style:style style:name="P5" style:family="paragraph" style:parent-style-name="Standard">
      <style:text-properties officeooo:rsid="0005f33b" officeooo:paragraph-rsid="0005f33b"/>
    </style:style>
    <style:style style:name="P6" style:family="paragraph" style:parent-style-name="Standard">
      <style:text-properties officeooo:rsid="0005f33b" officeooo:paragraph-rsid="00155286"/>
    </style:style>
    <style:style style:name="P7" style:family="paragraph" style:parent-style-name="Standard">
      <style:text-properties officeooo:rsid="0008b34d" officeooo:paragraph-rsid="0008b34d"/>
    </style:style>
    <style:style style:name="P8" style:family="paragraph" style:parent-style-name="Standard">
      <style:text-properties officeooo:rsid="0008b34d" officeooo:paragraph-rsid="00155286"/>
    </style:style>
    <style:style style:name="P9" style:family="paragraph" style:parent-style-name="Standard">
      <style:text-properties officeooo:paragraph-rsid="000a5315"/>
    </style:style>
    <style:style style:name="P10" style:family="paragraph" style:parent-style-name="Standard">
      <style:text-properties officeooo:rsid="000a5315" officeooo:paragraph-rsid="000a5315"/>
    </style:style>
    <style:style style:name="P11" style:family="paragraph" style:parent-style-name="Standard">
      <style:text-properties officeooo:rsid="000a5315" officeooo:paragraph-rsid="000f157c"/>
    </style:style>
    <style:style style:name="P12" style:family="paragraph" style:parent-style-name="Standard">
      <style:text-properties officeooo:rsid="000a5315" officeooo:paragraph-rsid="00155286"/>
    </style:style>
    <style:style style:name="P13" style:family="paragraph" style:parent-style-name="Standard">
      <style:text-properties officeooo:rsid="000d821c" officeooo:paragraph-rsid="000d821c"/>
    </style:style>
    <style:style style:name="P14" style:family="paragraph" style:parent-style-name="Standard">
      <style:text-properties officeooo:rsid="000e1047" officeooo:paragraph-rsid="000e1047"/>
    </style:style>
    <style:style style:name="P15" style:family="paragraph" style:parent-style-name="Standard">
      <style:text-properties officeooo:rsid="000f157c" officeooo:paragraph-rsid="000f157c"/>
    </style:style>
    <style:style style:name="P16" style:family="paragraph" style:parent-style-name="Standard">
      <style:text-properties officeooo:rsid="001000ae" officeooo:paragraph-rsid="001000ae"/>
    </style:style>
    <style:style style:name="P17" style:family="paragraph" style:parent-style-name="Standard">
      <style:text-properties officeooo:rsid="000a8272" officeooo:paragraph-rsid="000f157c"/>
    </style:style>
    <style:style style:name="P18" style:family="paragraph" style:parent-style-name="Standard">
      <style:text-properties officeooo:rsid="0011e9f7" officeooo:paragraph-rsid="0011e9f7"/>
    </style:style>
    <style:style style:name="P19" style:family="paragraph" style:parent-style-name="Standard">
      <style:text-properties officeooo:rsid="0012ad72" officeooo:paragraph-rsid="0012ad72"/>
    </style:style>
    <style:style style:name="P20" style:family="paragraph" style:parent-style-name="Standard">
      <style:text-properties officeooo:rsid="00131fd5" officeooo:paragraph-rsid="00131fd5"/>
    </style:style>
    <style:style style:name="P21" style:family="paragraph" style:parent-style-name="Standard">
      <style:text-properties officeooo:rsid="00149472" officeooo:paragraph-rsid="00149472"/>
    </style:style>
    <style:style style:name="P22" style:family="paragraph" style:parent-style-name="Standard">
      <style:text-properties officeooo:paragraph-rsid="00155286"/>
    </style:style>
    <style:style style:name="P23" style:family="paragraph" style:parent-style-name="Standard">
      <style:text-properties officeooo:rsid="001568bf" officeooo:paragraph-rsid="001568bf"/>
    </style:style>
    <style:style style:name="P24" style:family="paragraph" style:parent-style-name="Standard">
      <style:text-properties officeooo:paragraph-rsid="0015e1ce"/>
    </style:style>
    <style:style style:name="P25" style:family="paragraph" style:parent-style-name="Standard">
      <style:text-properties officeooo:rsid="00163679" officeooo:paragraph-rsid="00163679"/>
    </style:style>
    <style:style style:name="P26" style:family="paragraph" style:parent-style-name="Standard">
      <style:text-properties officeooo:rsid="0016d1d5" officeooo:paragraph-rsid="0016d1d5"/>
    </style:style>
    <style:style style:name="P27" style:family="paragraph" style:parent-style-name="Standard">
      <style:text-properties officeooo:rsid="0017a14b" officeooo:paragraph-rsid="0017a14b"/>
    </style:style>
    <style:style style:name="P28" style:family="paragraph" style:parent-style-name="Standard">
      <style:text-properties fo:font-weight="bold" officeooo:rsid="001be759" officeooo:paragraph-rsid="001be759" style:font-weight-asian="bold" style:font-weight-complex="bold"/>
    </style:style>
    <style:style style:name="P29" style:family="paragraph" style:parent-style-name="Standard">
      <style:text-properties fo:font-weight="bold" officeooo:rsid="0020c7ed" officeooo:paragraph-rsid="0020c7ed" style:font-weight-asian="bold" style:font-weight-complex="bold"/>
    </style:style>
    <style:style style:name="P30" style:family="paragraph" style:parent-style-name="Standard">
      <style:text-properties fo:font-weight="normal" officeooo:rsid="001aa555" officeooo:paragraph-rsid="00197f89" style:font-weight-asian="normal" style:font-weight-complex="normal"/>
    </style:style>
    <style:style style:name="P31" style:family="paragraph" style:parent-style-name="Standard">
      <style:text-properties fo:font-weight="normal" officeooo:rsid="001dbb28" officeooo:paragraph-rsid="001be759" style:font-weight-asian="normal" style:font-weight-complex="normal"/>
    </style:style>
    <style:style style:name="P32" style:family="paragraph" style:parent-style-name="Standard">
      <style:text-properties fo:font-weight="normal" officeooo:rsid="0020c7ed" officeooo:paragraph-rsid="0020c7ed" style:font-weight-asian="normal" style:font-weight-complex="normal"/>
    </style:style>
    <style:style style:name="P33" style:family="paragraph" style:parent-style-name="Standard">
      <style:text-properties fo:font-weight="normal" officeooo:rsid="00234a1b" officeooo:paragraph-rsid="00234a1b" style:font-weight-asian="normal" style:font-weight-complex="normal"/>
    </style:style>
    <style:style style:name="P34" style:family="paragraph" style:parent-style-name="Standard">
      <style:text-properties fo:font-weight="normal" officeooo:rsid="0023f409" officeooo:paragraph-rsid="0023f409" style:font-weight-asian="normal" style:font-weight-complex="normal"/>
    </style:style>
    <style:style style:name="P35" style:family="paragraph" style:parent-style-name="Standard">
      <style:text-properties fo:font-weight="normal" officeooo:rsid="00243b15" officeooo:paragraph-rsid="00243b15" style:font-weight-asian="normal" style:font-weight-complex="normal"/>
    </style:style>
    <style:style style:name="P36" style:family="paragraph" style:parent-style-name="Standard">
      <style:text-properties fo:font-weight="normal" officeooo:rsid="0025bcc8" officeooo:paragraph-rsid="0025bcc8" style:font-weight-asian="normal" style:font-weight-complex="normal"/>
    </style:style>
    <style:style style:name="P37" style:family="paragraph" style:parent-style-name="Standard">
      <style:text-properties fo:font-weight="normal" officeooo:rsid="0026193d" officeooo:paragraph-rsid="0025bcc8" style:font-weight-asian="normal" style:font-weight-complex="normal"/>
    </style:style>
    <style:style style:name="P38" style:family="paragraph" style:parent-style-name="Standard">
      <style:text-properties fo:font-weight="normal" officeooo:rsid="0028d532" officeooo:paragraph-rsid="0028d532" style:font-weight-asian="normal" style:font-weight-complex="normal"/>
    </style:style>
    <style:style style:name="P39" style:family="paragraph" style:parent-style-name="Standard">
      <style:text-properties fo:font-weight="normal" officeooo:rsid="002a6dd9" officeooo:paragraph-rsid="002a6dd9" style:font-weight-asian="normal" style:font-weight-complex="normal"/>
    </style:style>
    <style:style style:name="P40" style:family="paragraph" style:parent-style-name="Standard">
      <style:text-properties fo:font-weight="normal" officeooo:rsid="002ba32f" officeooo:paragraph-rsid="002a6dd9" style:font-weight-asian="normal" style:font-weight-complex="normal"/>
    </style:style>
    <style:style style:name="P41" style:family="paragraph" style:parent-style-name="Standard">
      <style:text-properties fo:font-weight="normal" officeooo:rsid="002ba32f" officeooo:paragraph-rsid="002ba32f" style:font-weight-asian="normal" style:font-weight-complex="normal"/>
    </style:style>
    <style:style style:name="P42" style:family="paragraph" style:parent-style-name="Standard">
      <style:text-properties fo:font-weight="normal" officeooo:rsid="00363d86" officeooo:paragraph-rsid="00363d86" style:font-weight-asian="normal" style:font-weight-complex="normal"/>
    </style:style>
    <style:style style:name="P43" style:family="paragraph" style:parent-style-name="Standard">
      <style:text-properties fo:font-weight="normal" officeooo:rsid="002bfb87" officeooo:paragraph-rsid="002ba32f" style:font-weight-asian="normal" style:font-weight-complex="normal"/>
    </style:style>
    <style:style style:name="P44" style:family="paragraph" style:parent-style-name="Standard">
      <style:text-properties fo:font-weight="normal" officeooo:rsid="002c5b6b" officeooo:paragraph-rsid="002bfb87" style:font-weight-asian="normal" style:font-weight-complex="normal"/>
    </style:style>
    <style:style style:name="P45" style:family="paragraph" style:parent-style-name="Standard">
      <style:text-properties fo:font-weight="normal" officeooo:rsid="002c5b6b" officeooo:paragraph-rsid="002c5b6b" style:font-weight-asian="normal" style:font-weight-complex="normal"/>
    </style:style>
    <style:style style:name="P46" style:family="paragraph" style:parent-style-name="Standard">
      <style:text-properties officeooo:paragraph-rsid="00234a1b"/>
    </style:style>
    <style:style style:name="P47" style:family="paragraph" style:parent-style-name="Standard">
      <style:text-properties officeooo:rsid="00234a1b" officeooo:paragraph-rsid="00234a1b"/>
    </style:style>
    <style:style style:name="P48" style:family="paragraph" style:parent-style-name="Standard">
      <style:text-properties officeooo:rsid="0025bcc8" officeooo:paragraph-rsid="0025bcc8"/>
    </style:style>
    <style:style style:name="P49" style:family="paragraph" style:parent-style-name="Standard">
      <style:text-properties officeooo:rsid="0028d532" officeooo:paragraph-rsid="0028d532"/>
    </style:style>
    <style:style style:name="P50" style:family="paragraph" style:parent-style-name="Standard">
      <style:text-properties officeooo:rsid="002a6dd9" officeooo:paragraph-rsid="002a6dd9"/>
    </style:style>
    <style:style style:name="P51" style:family="paragraph" style:parent-style-name="Standard">
      <style:text-properties officeooo:rsid="002ba32f" officeooo:paragraph-rsid="002ba32f"/>
    </style:style>
    <style:style style:name="P52" style:family="paragraph" style:parent-style-name="Standard">
      <style:text-properties officeooo:rsid="002bfb87" officeooo:paragraph-rsid="002bfb87"/>
    </style:style>
    <style:style style:name="P53" style:family="paragraph" style:parent-style-name="Standard">
      <style:text-properties officeooo:rsid="002c5b6b" officeooo:paragraph-rsid="002c5b6b"/>
    </style:style>
    <style:style style:name="P54" style:family="paragraph" style:parent-style-name="Standard">
      <style:text-properties officeooo:rsid="0031fafa" officeooo:paragraph-rsid="0031fafa"/>
    </style:style>
    <style:style style:name="P55" style:family="paragraph" style:parent-style-name="Standard">
      <style:text-properties officeooo:rsid="0031fafa" officeooo:paragraph-rsid="0032cb63"/>
    </style:style>
    <style:style style:name="P56" style:family="paragraph" style:parent-style-name="Standard">
      <style:text-properties officeooo:rsid="0032cb63" officeooo:paragraph-rsid="0032cb63"/>
    </style:style>
    <style:style style:name="P57" style:family="paragraph" style:parent-style-name="Standard">
      <style:text-properties officeooo:rsid="00363d86" officeooo:paragraph-rsid="00363d86"/>
    </style:style>
    <style:style style:name="P58" style:family="paragraph" style:parent-style-name="Standard">
      <style:text-properties officeooo:rsid="0037e172" officeooo:paragraph-rsid="0037e172"/>
    </style:style>
    <style:style style:name="P59" style:family="paragraph" style:parent-style-name="Standard">
      <style:text-properties officeooo:rsid="003ab7d1" officeooo:paragraph-rsid="003ab7d1"/>
    </style:style>
    <style:style style:name="P60" style:family="paragraph" style:parent-style-name="Standard">
      <style:text-properties officeooo:rsid="003ba22d" officeooo:paragraph-rsid="003ba22d"/>
    </style:style>
    <style:style style:name="P61" style:family="paragraph" style:parent-style-name="Standard">
      <style:text-properties officeooo:rsid="003ddb6e" officeooo:paragraph-rsid="003ddb6e"/>
    </style:style>
    <style:style style:name="P62" style:family="paragraph" style:parent-style-name="Standard">
      <style:text-properties officeooo:rsid="0045c16e" officeooo:paragraph-rsid="0045c16e"/>
    </style:style>
    <style:style style:name="P63" style:family="paragraph" style:parent-style-name="Standard">
      <style:text-properties officeooo:rsid="00461254" officeooo:paragraph-rsid="00461254"/>
    </style:style>
    <style:style style:name="P64" style:family="paragraph" style:parent-style-name="Standard">
      <style:text-properties officeooo:rsid="0049abae" officeooo:paragraph-rsid="0049abae"/>
    </style:style>
    <style:style style:name="P65" style:family="paragraph" style:parent-style-name="Standard">
      <style:text-properties officeooo:rsid="004af9a2" officeooo:paragraph-rsid="004af9a2"/>
    </style:style>
    <style:style style:name="P66" style:family="paragraph" style:parent-style-name="Standard" style:list-style-name="L1">
      <style:text-properties officeooo:rsid="0017a14b" officeooo:paragraph-rsid="0017a14b"/>
    </style:style>
    <style:style style:name="P67" style:family="paragraph" style:parent-style-name="Standard" style:list-style-name="L1">
      <style:text-properties fo:font-weight="bold" officeooo:rsid="00197f89" officeooo:paragraph-rsid="00197f89" style:font-weight-asian="bold" style:font-weight-complex="bold"/>
    </style:style>
    <style:style style:name="P68" style:family="paragraph" style:parent-style-name="Standard" style:list-style-name="L1">
      <style:text-properties fo:font-weight="bold" officeooo:rsid="001be759" officeooo:paragraph-rsid="001be759" style:font-weight-asian="bold" style:font-weight-complex="bold"/>
    </style:style>
    <style:style style:name="P69" style:family="paragraph" style:parent-style-name="Standard" style:list-style-name="L2">
      <style:text-properties officeooo:rsid="003ba22d" officeooo:paragraph-rsid="003ba22d"/>
    </style:style>
    <style:style style:name="P70" style:family="paragraph" style:parent-style-name="Standard">
      <style:text-properties officeooo:rsid="003ba22d" officeooo:paragraph-rsid="003ba22d"/>
    </style:style>
    <style:style style:name="P71" style:family="paragraph" style:parent-style-name="Standard" style:list-style-name="L3">
      <style:text-properties officeooo:paragraph-rsid="004bd600"/>
    </style:style>
    <style:style style:name="P72" style:family="paragraph" style:parent-style-name="Standard" style:list-style-name="L3">
      <style:text-properties officeooo:rsid="003ddb6e" officeooo:paragraph-rsid="003ddb6e"/>
    </style:style>
    <style:style style:name="P73" style:family="paragraph" style:parent-style-name="Standard" style:list-style-name="L3">
      <style:text-properties officeooo:rsid="003fcb3f" officeooo:paragraph-rsid="003fcb3f"/>
    </style:style>
    <style:style style:name="P74" style:family="paragraph" style:parent-style-name="Standard">
      <style:text-properties officeooo:rsid="0049abae" officeooo:paragraph-rsid="0049abae"/>
    </style:style>
    <style:style style:name="P75" style:family="paragraph" style:parent-style-name="Standard">
      <style:text-properties officeooo:rsid="004ef6a2" officeooo:paragraph-rsid="004ef6a2"/>
    </style:style>
    <style:style style:name="P76" style:family="paragraph" style:parent-style-name="Standard">
      <style:text-properties officeooo:rsid="004ef6a2" officeooo:paragraph-rsid="004fc4e4"/>
    </style:style>
    <style:style style:name="P77" style:family="paragraph" style:parent-style-name="Standard">
      <style:text-properties officeooo:rsid="0050279b" officeooo:paragraph-rsid="0050279b"/>
    </style:style>
    <style:style style:name="P78" style:family="paragraph" style:parent-style-name="Standard">
      <style:text-properties officeooo:rsid="0051dccd" officeooo:paragraph-rsid="0051dccd"/>
    </style:style>
    <style:style style:name="P79" style:family="paragraph" style:parent-style-name="Standard">
      <style:text-properties officeooo:rsid="00531eb2" officeooo:paragraph-rsid="00531eb2"/>
    </style:style>
    <style:style style:name="P80" style:family="paragraph" style:parent-style-name="Standard">
      <style:text-properties officeooo:rsid="00532e3e" officeooo:paragraph-rsid="00532e3e"/>
    </style:style>
    <style:style style:name="P81" style:family="paragraph" style:parent-style-name="Standard">
      <style:text-properties officeooo:rsid="0053f363" officeooo:paragraph-rsid="0053f363"/>
    </style:style>
    <style:style style:name="P82" style:family="paragraph" style:parent-style-name="Standard">
      <style:text-properties officeooo:rsid="005537c5" officeooo:paragraph-rsid="005537c5"/>
    </style:style>
    <style:style style:name="T1" style:family="text">
      <style:text-properties officeooo:rsid="0001c89f"/>
    </style:style>
    <style:style style:name="T2" style:family="text">
      <style:text-properties officeooo:rsid="0001c89f" fo:background-color="#ffff00" loext:char-shading-value="0"/>
    </style:style>
    <style:style style:name="T3" style:family="text">
      <style:text-properties officeooo:rsid="000235ca"/>
    </style:style>
    <style:style style:name="T4" style:family="text">
      <style:text-properties officeooo:rsid="000412b3"/>
    </style:style>
    <style:style style:name="T5" style:family="text">
      <style:text-properties officeooo:rsid="0008b34d"/>
    </style:style>
    <style:style style:name="T6" style:family="text">
      <style:text-properties officeooo:rsid="0008cf28"/>
    </style:style>
    <style:style style:name="T7" style:family="text">
      <style:text-properties officeooo:rsid="000a8272"/>
    </style:style>
    <style:style style:name="T8" style:family="text">
      <style:text-properties officeooo:rsid="000e1047"/>
    </style:style>
    <style:style style:name="T9" style:family="text">
      <style:text-properties officeooo:rsid="001000ae"/>
    </style:style>
    <style:style style:name="T10" style:family="text">
      <style:text-properties officeooo:rsid="0010e7b5"/>
    </style:style>
    <style:style style:name="T11" style:family="text">
      <style:text-properties officeooo:rsid="0011e9f7"/>
    </style:style>
    <style:style style:name="T12" style:family="text">
      <style:text-properties officeooo:rsid="00155286"/>
    </style:style>
    <style:style style:name="T13" style:family="text">
      <style:text-properties officeooo:rsid="001568bf"/>
    </style:style>
    <style:style style:name="T14" style:family="text">
      <style:text-properties officeooo:rsid="0015e1ce"/>
    </style:style>
    <style:style style:name="T15" style:family="text">
      <style:text-properties officeooo:rsid="00163679"/>
    </style:style>
    <style:style style:name="T16" style:family="text">
      <style:text-properties officeooo:rsid="0017a14b"/>
    </style:style>
    <style:style style:name="T17" style:family="text">
      <style:text-properties fo:font-weight="bold" style:font-weight-asian="bold" style:font-weight-complex="bold"/>
    </style:style>
    <style:style style:name="T18" style:family="text">
      <style:text-properties officeooo:rsid="0017a279"/>
    </style:style>
    <style:style style:name="T19" style:family="text">
      <style:text-properties fo:font-weight="normal" style:font-weight-asian="normal" style:font-weight-complex="normal"/>
    </style:style>
    <style:style style:name="T20" style:family="text">
      <style:text-properties fo:font-weight="normal" officeooo:rsid="001aa555" style:font-weight-asian="normal" style:font-weight-complex="normal"/>
    </style:style>
    <style:style style:name="T21" style:family="text">
      <style:text-properties fo:font-weight="normal" officeooo:rsid="001dbb28" style:font-weight-asian="normal" style:font-weight-complex="normal"/>
    </style:style>
    <style:style style:name="T22" style:family="text">
      <style:text-properties fo:font-weight="normal" officeooo:rsid="001f5ca3" style:font-weight-asian="normal" style:font-weight-complex="normal"/>
    </style:style>
    <style:style style:name="T23" style:family="text">
      <style:text-properties fo:font-weight="normal" officeooo:rsid="002244bd" style:font-weight-asian="normal" style:font-weight-complex="normal"/>
    </style:style>
    <style:style style:name="T24" style:family="text">
      <style:text-properties fo:font-weight="normal" officeooo:rsid="00234a1b" style:font-weight-asian="normal" style:font-weight-complex="normal"/>
    </style:style>
    <style:style style:name="T25" style:family="text">
      <style:text-properties fo:font-weight="normal" officeooo:rsid="0023a2d6" style:font-weight-asian="normal" style:font-weight-complex="normal"/>
    </style:style>
    <style:style style:name="T26" style:family="text">
      <style:text-properties fo:font-weight="normal" officeooo:rsid="0026193d" style:font-weight-asian="normal" style:font-weight-complex="normal"/>
    </style:style>
    <style:style style:name="T27" style:family="text">
      <style:text-properties fo:font-weight="normal" officeooo:rsid="00274514" style:font-weight-asian="normal" style:font-weight-complex="normal"/>
    </style:style>
    <style:style style:name="T28" style:family="text">
      <style:text-properties fo:font-weight="normal" officeooo:rsid="002ba32f" style:font-weight-asian="normal" style:font-weight-complex="normal"/>
    </style:style>
    <style:style style:name="T29" style:family="text">
      <style:text-properties fo:font-weight="normal" officeooo:rsid="002bfb87" style:font-weight-asian="normal" style:font-weight-complex="normal"/>
    </style:style>
    <style:style style:name="T30" style:family="text">
      <style:text-properties fo:font-weight="normal" officeooo:rsid="002c5b6b" style:font-weight-asian="normal" style:font-weight-complex="normal"/>
    </style:style>
    <style:style style:name="T31" style:family="text">
      <style:text-properties fo:font-weight="normal" officeooo:rsid="00363d86" style:font-weight-asian="normal" style:font-weight-complex="normal"/>
    </style:style>
    <style:style style:name="T32" style:family="text">
      <style:text-properties officeooo:rsid="001aa555"/>
    </style:style>
    <style:style style:name="T33" style:family="text">
      <style:text-properties officeooo:rsid="001dbb28"/>
    </style:style>
    <style:style style:name="T34" style:family="text">
      <style:text-properties officeooo:rsid="0028d532"/>
    </style:style>
    <style:style style:name="T35" style:family="text">
      <style:text-properties officeooo:rsid="002e2ab7"/>
    </style:style>
    <style:style style:name="T36" style:family="text">
      <style:text-properties officeooo:rsid="0034c960"/>
    </style:style>
    <style:style style:name="T37" style:family="text">
      <style:text-properties officeooo:rsid="0037e172"/>
    </style:style>
    <style:style style:name="T38" style:family="text">
      <style:text-properties officeooo:rsid="00391364"/>
    </style:style>
    <style:style style:name="T39" style:family="text">
      <style:text-properties officeooo:rsid="0041b0e7"/>
    </style:style>
    <style:style style:name="T40" style:family="text">
      <style:text-properties officeooo:rsid="00430f6d"/>
    </style:style>
    <style:style style:name="T41" style:family="text">
      <style:text-properties officeooo:rsid="00435b02"/>
    </style:style>
    <style:style style:name="T42" style:family="text">
      <style:text-properties officeooo:rsid="00448038"/>
    </style:style>
    <style:style style:name="T43" style:family="text">
      <style:text-properties officeooo:rsid="0047fb48"/>
    </style:style>
    <style:style style:name="T44" style:family="text">
      <style:text-properties officeooo:rsid="004a3101"/>
    </style:style>
    <style:style style:name="T45" style:family="text">
      <style:text-properties officeooo:rsid="004bd600"/>
    </style:style>
    <style:style style:name="T46" style:family="text">
      <style:text-properties officeooo:rsid="004d7d89"/>
    </style:style>
    <style:style style:name="T47" style:family="text">
      <style:text-properties officeooo:rsid="004ef6a2"/>
    </style:style>
    <style:style style:name="T48" style:family="text">
      <style:text-properties officeooo:rsid="004fc4e4"/>
    </style:style>
    <style:style style:name="T49" style:family="text">
      <style:text-properties officeooo:rsid="005348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more human approach to quantifying match situations – Convolutional Nerual Networks</text:p>
      <text:p text:style-name="P1"/>
      <text:p text:style-name="P1">As human observers <text:span text:style-name="T1">of</text:span> football we instinctively know when a striker has a good chance <text:span text:style-name="T1">or </text:span>when a defender has put themselves in a dangerous spot. <text:span text:style-name="T1">Humans are better than any </text:span><text:span text:style-name="T2">other system</text:span><text:span text:style-name="T1"> at recognising the wide ranging situations that can be thrown up in a game. </text:span></text:p>
      <text:p text:style-name="P1"/>
      <text:p text:style-name="P2"><text:span text:style-name="T1">On the other hand, humans aren’t so good at quantifying the quality of a chance or danger a defending team is in. There are so many biases and preconceptions - </text:span><text:a xlink:type="simple" xlink:href="https://en.wikipedia.org/wiki/List_of_cognitive_biases" text:style-name="Internet_20_link" text:visited-style-name="Visited_20_Internet_20_Link">https://en.wikipedia.org/wiki/List_of_cognitive_biases</text:a> <text:s/>- <text:span text:style-name="T3">involved in human judgment that even the most well meaning observers will struggle to be consistent let alone accurate.</text:span></text:p>
      <text:p text:style-name="P2"/>
      <text:p text:style-name="P3">Many of the more common metrics produced by football data providers today, including xG, make use of a machine learning technique called decision trees. <text:span text:style-name="T4">A decision tree takes input observations from the environment and uses them to learn the best sets of criteria for these values that can predict an output variable. The training process tries out different values and combinations of input variables and criteria until it settles on the tree that minimises the error, or loss, compared to the true output when tried out on data it hasn’t seen before.</text:span></text:p>
      <text:p text:style-name="P3"/>
      <text:p text:style-name="P5">The figure below shows a highly simplified decision tree that could be used for an xG model, albeit a very poor one. The input variables used make up nodes, wthin the boxes, and the criteria for these nodes make up the branches. The model estimate is found at the last node of a branch. So here we have play type, distance from goal, and attack type when a shot was taken as input variables and some criteria that can be used to estimate the probability of a goal. </text:p>
      <text:p text:style-name="P5"/>
      <text:p text:style-name="P9"><text:span text:style-name="T5">Of course in the real world the trees would be far more complex, and you can even combine hunderds or thousands of them to get more accurate results. StatsBomb’s xG model - </text:span><text:a xlink:type="simple" xlink:href="https://gallery.mailchimp.com/887193823daef44b4c767e809/files/3c8e63a5-d054-405d-aabd-bdf6bfc768ff/SBxG_Report.pdf" text:style-name="Internet_20_link" text:visited-style-name="Visited_20_Internet_20_Link">https://gallery.mailchimp.com/887193823daef44b4c767e809/files/3c8e63a5-d054-405d-aabd-bdf6bfc768ff/SBxG_Report.pdf</text:a> <text:span text:style-name="T6">, Goalkeeper evaluation framework - </text:span><text:a xlink:type="simple" xlink:href="http://www.sloansportsconference.com/wp-content/uploads/2019/02/Data-Driven-Goalkeeper-Evaluation-Framework.pdf" text:style-name="Internet_20_link" text:visited-style-name="Visited_20_Internet_20_Link">http://www.sloansportsconference.com/wp-content/uploads/2019/02/Data-Driven-Goalkeeper-Evaluation-Framework.pdf</text:a> <text:span text:style-name="T6">, passing uniqueness model - </text:span><text:a xlink:type="simple" xlink:href="https://statsbomb.com/2019/04/modeling-passing-uniqueness/" text:style-name="Internet_20_link" text:visited-style-name="Visited_20_Internet_20_Link">https://statsbomb.com/2019/04/modeling-passing-uniqueness/</text:a> <text:span text:style-name="T6">, and <text:s/>KU Leuven’s VAEP* action value model - </text:span><text:a xlink:type="simple" xlink:href="https://tomdecroos.github.io/reports/interpret_vaep.pdf" text:style-name="Internet_20_link" text:visited-style-name="Visited_20_Internet_20_Link">https://tomdecroos.github.io/reports/interpret_vaep.pdf</text:a> <text:span text:style-name="T6"><text:s/>all use forms of decision tree model. </text:span></text:p>
      <text:p text:style-name="P7"/>
      <text:p text:style-name="P7">* <text:span text:style-name="T6">In the paper the team talk about moving towards a Generalized Additive Model (GAM) approach for increased interpretability.</text:span></text:p>
      <text:p text:style-name="P7"/>
      <text:p text:style-name="P11">The results of these models speak for themselves, with impressive values for various standard quality metrics published. There are two key, inherently linked, <text:s/>disadvantages to this approach. Firstly, tree based models are bad at dealing with outliers, <text:span text:style-name="T7">rare or extreme events. Tree models do not extrapolate well, so if the model hasn’t seen an input before it will likely give a poor quality answer. This leads to the second issue, which is that to ensure that all input scenarios, including rare ones, <text:s/>have good representation when training, a very large amount of data is required. </text:span></text:p>
      <text:p text:style-name="P11"/>
      <text:p text:style-name="P11"/>
      <text:p text:style-name="P11"/>
      <text:p text:style-name="P11"/>
      <text:p text:style-name="P17">This in turn leads to questions surrounding scope of training data being relevant to the situations it is being used in. Are you having to use men’s data from 5 years ago to train your women’s model? If you are producing your own model, can you afford to collect all the data that is required?</text:p>
      <text:p text:style-name="P15"><text:soft-page-break/>If we take a look at the reliability diagram for the StatsBomb xG model we see there is much more significant deviation from the true outcomes at higher probabilities. There <text:span text:style-name="T9">ar</text:span>e <text:span text:style-name="T9">the</text:span> shots that are much more rare in football. I believe it is likely that this <text:span text:style-name="T9">increased </text:span>error stems from under-representation of these high probability shots in the training set. </text:p>
      <text:p text:style-name="P15"/>
      <text:p text:style-name="P16">So while models like this will get it right most of the time, there will be cases where it gets it significantly wrong. A model that understands the underlying relationship between the shooting environment and goal probability, rather than grouping similar shots together, has in theory more of a chance at dealing with these rare events better.</text:p>
      <text:p text:style-name="P10"/>
      <text:p text:style-name="P13">This gives us a clear use case to seek improvement. Is there a type of model that can derive the function that maps the circumstances of the shot to the probability of a goal being scored such that all input values, even ones which haven’t been seen before can be used to give an accurate output? Can we take advantage of spatial pattern recognition in a similar manner that humans use to evaluate the situation a shot was taken?</text:p>
      <text:p text:style-name="P13"/>
      <text:p text:style-name="P13">We can avoid having to select the majority of input features the model uses. We can just feed in the freeze frame and use maybe <text:span text:style-name="T10">2 or 3</text:span> <text:span text:style-name="T10">additional</text:span> qualifiers. <text:span text:style-name="T8">Shot type (header, volley, ground), </text:span>body orientation, <text:span text:style-name="T8">and first time (yes/no) are 3 variables you would probably want to add. However, if you had multiple frames, say the 3 frames before the shot was taken the model could do a reasonable job at inferring these as well, meaning it is entirely realistic to have a model where no input variable selection <text:s/>is required.</text:span></text:p>
      <text:p text:style-name="P13"/>
      <text:p text:style-name="P14">Input variables can be correlated with each other which increases the need for more input data as errors can be reinforced. Input dimension reduction is standard for many ML techniques, with of getting all input <text:span text:style-name="T11">variables</text:span> as <text:span text:style-name="T11">uncorrelated</text:span>, or orthogonal to use the mathematical term, to each other. </text:p>
      <text:p text:style-name="P14"/>
      <text:p text:style-name="P18">Is this article talking about describing shooting situations using autoencoder, or is it taking it a step further and applying a logistic reg on the output to form an xG model?</text:p>
      <text:p text:style-name="P18"/>
      <text:p text:style-name="P18"/>
      <text:p text:style-name="P19">ANOTHER USE CASE:</text:p>
      <text:p text:style-name="P19">providers are moving towards CV models to auto-code events without human input – hiring and army of coders and QA is expensive.</text:p>
      <text:p text:style-name="P19"/>
      <text:p text:style-name="P20">Auto-generating tracking from video footage is hard, but feasible using the latest techonolgy. Auto-tagging events from footage is much harder and significant barriers exist to get results comparable to human coding.</text:p>
      <text:p text:style-name="P19"/>
      <text:p text:style-name="P19">With this architecture you have an xG model that doesn’t need tagging with deflection, one on one, etc. All that information would be encoded within the frames. </text:p>
      <text:p text:style-name="P19"/>
      <text:p text:style-name="P19"/>
      <text:p text:style-name="P19"/>
      <text:p text:style-name="P19"/>
      <text:p text:style-name="P19"/>
      <text:p text:style-name="P19"/>
      <text:p text:style-name="P19"/>
      <text:p text:style-name="P19"/>
      <text:p text:style-name="P21"><text:soft-page-break/>An xG model using only the spatial features of tracking data at the moment of the shot has been demonstrated, producing encouraging results</text:p>
      <text:p text:style-name="P21"/>
      <text:p text:style-name="P21">Using pattern recognition, this model makes an attempt to learn the underlying <text:span text:style-name="T12">relationship</text:span> between the situation a shot was taken and the probability of a goal being scored</text:p>
      <text:p text:style-name="P21"/>
      <text:p text:style-name="P21">This leads to the possibility of better extrapolation of rare events and fewer training samples required <text:span text:style-name="T12">for a high quality model</text:span> compared to decision tree <text:span text:style-name="T12">based solutions widely used</text:span></text:p>
      <text:p text:style-name="P21"/>
      <text:p text:style-name="P21">High quality xG models can be produced in workflows where no event data is available, but footage exists, such as in lower divisions and training sessions – the latter being of particularly high value</text:p>
      <text:p text:style-name="P21"/>
      <text:p text:style-name="P21"/>
      <text:p text:style-name="P4">Many of the more common metrics produced by football data providers today, including xG, make use of a machine learning <text:span text:style-name="T12">model classifier</text:span> called decision trees. <text:span text:style-name="T4">A decision tree takes input observations from the environment and uses them to learn the best sets of criteria for these values that can predict an output variable. The training process tries out different values and combinations of input variables and criteria until it settles on the tree that minimises the error, or loss, compared to the true output when tried out on data it hasn’t seen before.</text:span></text:p>
      <text:p text:style-name="P4"/>
      <text:p text:style-name="P6">The figure below shows a highly simplified decision tree that could be used for an xG model, albeit a very poor one. The input variables used make up nodes, w<text:span text:style-name="T12">i</text:span>thin the boxes, and the criteria for these nodes make up the branches. The model estimate is found at the last node of a branch. So here we have play type, distance from goal, and attack type when a shot was taken as input variables and some criteria that can be used to estimate the probability of a goal. </text:p>
      <text:p text:style-name="P6"/>
      <text:p text:style-name="P22"><text:span text:style-name="T5">Of course in the real world the trees would be far more complex with far more meaningful inputs, and you can even combine hundreds or thousands of them to get more accurate results in what is known as an ensemble. StatsBomb’s xG model - </text:span><text:a xlink:type="simple" xlink:href="https://gallery.mailchimp.com/887193823daef44b4c767e809/files/3c8e63a5-d054-405d-aabd-bdf6bfc768ff/SBxG_Report.pdf" text:style-name="Internet_20_link" text:visited-style-name="Visited_20_Internet_20_Link">https://gallery.mailchimp.com/887193823daef44b4c767e809/files/3c8e63a5-d054-405d-aabd-bdf6bfc768ff/SBxG_Report.pdf</text:a> <text:span text:style-name="T6">, Goalkeeper evaluation framework - </text:span><text:a xlink:type="simple" xlink:href="http://www.sloansportsconference.com/wp-content/uploads/2019/02/Data-Driven-Goalkeeper-Evaluation-Framework.pdf" text:style-name="Internet_20_link" text:visited-style-name="Visited_20_Internet_20_Link">http://www.sloansportsconference.com/wp-content/uploads/2019/02/Data-Driven-Goalkeeper-Evaluation-Framework.pdf</text:a> <text:span text:style-name="T6">, passing uniqueness model - </text:span><text:a xlink:type="simple" xlink:href="https://statsbomb.com/2019/04/modeling-passing-uniqueness/" text:style-name="Internet_20_link" text:visited-style-name="Visited_20_Internet_20_Link">https://statsbomb.com/2019/04/modeling-passing-uniqueness/</text:a> <text:span text:style-name="T6">, and <text:s/>KU Leuven’s VAEP* action value model - </text:span><text:a xlink:type="simple" xlink:href="https://tomdecroos.github.io/reports/interpret_vaep.pdf" text:style-name="Internet_20_link" text:visited-style-name="Visited_20_Internet_20_Link">https://tomdecroos.github.io/reports/interpret_vaep.pdf</text:a> <text:span text:style-name="T6"><text:s/>all use forms of decision tree model. </text:span></text:p>
      <text:p text:style-name="P8"/>
      <text:p text:style-name="P8">* <text:span text:style-name="T6">In the paper the team talk about moving towards a Generalized Additive Model (GAM) approach for increased interpretability.</text:span></text:p>
      <text:p text:style-name="P8"/>
      <text:p text:style-name="P12">The results of these models speak for themselves, with <text:span text:style-name="T12">the authors of all of these examples taking validation seriously. As such, all have published </text:span>various <text:span text:style-name="T12">model quality metrics alongside their methods</text:span>. There are <text:span text:style-name="T13">however </text:span>two key, inherently linked, <text:s/>disadvantages to th<text:span text:style-name="T13">e decision tree based </text:span>approach. Firstly, tree based models are bad at dealing with outliers, <text:span text:style-name="T7">rare or extreme events. Tree models do not extrapolate well, so if the model hasn’t seen an input before it will likely give a poor quality prediction. This leads to the second issue, which is that to ensure that all input scenarios, including rare ones, have good representation when training, a very large amount of data is required. </text:span></text:p>
      <text:p text:style-name="P12"/>
      <text:p text:style-name="P23">This study takes a look at an alternative modelling method, using the case of xG as an <text:span text:style-name="T15">experiment.</text:span> Convolutional Neural Networks, <text:span text:style-name="T14">or CNNs.</text:span></text:p>
      <text:p text:style-name="P23"><text:soft-page-break/></text:p>
      <text:p text:style-name="P24"><text:span text:style-name="T14">CNNs are a type of neural network that look for patterns or distinct objects in image data and use them to make classifications. Digitizing handwritten letters or picking out a cat in photo are situations where a CNN could be used. I won’t dwell on the background, but a very good introduction to CNNs can be found on the data science blog </text:span><text:a xlink:type="simple" xlink:href="https://ujjwalkarn.me/2016/08/11/intuitive-explanation-convnets/" text:style-name="Internet_20_link" text:visited-style-name="Visited_20_Internet_20_Link">https://ujjwalkarn.me/2016/08/11/intuitive-explanation-convnets/</text:a> </text:p>
      <text:p text:style-name="P24"/>
      <text:p text:style-name="P25">Here we will try to infer the probability of a goal being scored based only on the location of players at the time when shot was taken, which can be interpreted as xG. The beauty of this approach is that a large amount of the information required to create a high quality xG model is contained <text:span text:style-name="T34">with</text:span>in this data, including:</text:p>
      <text:p text:style-name="P25">The location of the shot</text:p>
      <text:p text:style-name="P25">The location of the goalkeeper</text:p>
      <text:p text:style-name="P25">The location of defenders between the ball and the goal</text:p>
      <text:p text:style-name="P25"/>
      <text:p text:style-name="P26">From this the model can theoretically infer the angle and distance of the shot, h<text:span text:style-name="T15">ow much pressure the shooter is under by defenders, if there was an </text:span>open goal <text:span text:style-name="T34">and other factors</text:span></text:p>
      <text:p text:style-name="P25"/>
      <text:p text:style-name="P25"><text:span text:style-name="T34">That said, this data doesn’t contain everything we might need. Factors that are </text:span>missing that ha<text:span text:style-name="T34">ve</text:span> been shown to contribute (statsbomb link) include:</text:p>
      <text:p text:style-name="P25">Body part shot was taken from</text:p>
      <text:p text:style-name="P25">Height the shot originated from</text:p>
      <text:p text:style-name="P26">Plus other info such as body orientation and whether the shot was taken first time. <text:span text:style-name="T16">We’ll see how much the omission of these factors affects the model quality. But focussing on what we do have, let’s start to put together a CNN.</text:span></text:p>
      <text:p text:style-name="P26"/>
      <text:p text:style-name="P27">It is important to state that the aim of this wasn’t to provide a final working solution since data availability is a constraint, but more of a proof of concept. To that end we will prune the data available to help us get started while also taking a few liberties that we would never do with a production model:</text:p>
      <text:p text:style-name="P27"/>
      <text:list xml:id="list1753963968" text:style-name="L1">
        <text:list-item>
          <text:p text:style-name="P66"><text:span text:style-name="T17">We are going to use all shots available in the StatsBomb open data set, so around 21,000 as a starting point.</text:span> Around 1/3 of this data is from Barcelona only, another 1/3 is from women’s data, and the final 1/3 is a hotch-potch of men’s Champions League finals, a men’s <text:span text:style-name="T18">W</text:span>ord <text:span text:style-name="T18">C</text:span>up, and the Arsenal <text:span text:style-name="T18">I</text:span>nvincibles from 2003/04. The reason being I’m estimating I will need at least that order of magnitude for number of shots <text:span text:style-name="T18">to get a half decent result</text:span>. This is of course highly problematic since training using data <text:span text:style-name="T18">influenced</text:span> from just one team, mixing <text:span text:style-name="T18">data from men’s and women’s football, and using data from 16-17 years ago are all bad ideas for developing a well defined, time relevant model.</text:span></text:p>
        </text:list-item>
        <text:list-item>
          <text:p text:style-name="P67">We are going to strip out headers. <text:span text:style-name="T19">This has been done to give the model a fair crack with the data we have, given a header is highly distinctive shooting situation. To be a truly event-less input we would have to be able to generate an xG for these shots as well without categorizing as a header/ no header. As will be touched upon later, I believe by using multiple frames of tracking data you would be able to infer a significant amount of this information, so this is by no means a show-stopper. For this proof of concept, given we only have a single frame, I’m comfortable stripping headers out.</text:span></text:p>
        </text:list-item>
        <text:list-item>
          <text:p text:style-name="P67">We are going to use only shots that are taken within 40 units <text:span text:style-name="T32">(Statsbomb’s equivalent to yards) on the x axis to goal, leaving an 80 x 40 pitch coverage area. </text:span><text:span text:style-name="T20">This captures the vast majority of shots, whilst maintaining a reasonable model size whilst also allowing us to perform standard CNN operations. </text:span></text:p>
        </text:list-item>
        <text:list-item>
          <text:p text:style-name="P68"><text:soft-page-break/><text:span text:style-name="T32">W</text:span>e are going to use <text:span text:style-name="T33">location </text:span>data <text:span text:style-name="T33">coordinates</text:span> rounded to the nearest integer. <text:span text:style-name="T19">It is with an </text:span><text:span text:style-name="T21">extremely</text:span><text:span text:style-name="T19"> heavy heart that we’ll be throwing away StatsBomb’s 0.1m res</text:span><text:span text:style-name="T21">ol</text:span><text:span text:style-name="T19">ution location data </text:span><text:span text:style-name="T21">for many shots.</text:span><text:span text:style-name="T19"> This is only so we have a manageable model size to start with. There is no conceptual problem with using 0.1m resolution data, it is just I have a limited amount of computational resources at my disposal and so I need to make my model as easy to train as possible.</text:span></text:p>
        </text:list-item>
      </text:list>
      <text:p text:style-name="P30"/>
      <text:p text:style-name="P28"><text:span text:style-name="T20">T</text:span><text:span text:style-name="T19">o get the data into a state that a CNN can both recognize and derive useful patterns and relationships we have to perform some pre-processing. The processing scheme that we will use will turn a freeze frame into 3 </text:span><text:span text:style-name="T21">separate</text:span><text:span text:style-name="T19"> binary images, </text:span><text:span text:style-name="T21">or channels. Channel 0 will contain the ball location data, channel 1 will contain the goalkeeper location data, channel 2, will contain the defender location data. We could add a fourth channel, containing teammate location data but I’ve made a model complexity-accuracy trade off </text:span><text:span text:style-name="T22">decision</text:span><text:span text:style-name="T21"> to omit it in this first go at developing the model as StatsBomb’s research showed that attackers behind ball is half as important as a variable than defenders behind ball**. We are of course losing some us</text:span><text:span text:style-name="T22">e</text:span><text:span text:style-name="T21">ful information about bodies between the ball and the goal, but we’ll see where we get to without.</text:span></text:p>
      <text:p text:style-name="P31"/>
      <text:p text:style-name="P29"><text:span text:style-name="T21">T</text:span><text:span text:style-name="T19">he input of the model will therefore be 3 channels or 80x40 binary images, and from these we will attempt predict whether this input, representing a shot freeze frame, resulted in a goal. The model output will be value between 0 and 1, where 0 </text:span><text:span text:style-name="T23">represents </text:span><text:span text:style-name="T19">no goal and 1 </text:span><text:span text:style-name="T23">represents</text:span><text:span text:style-name="T19"> a goal. We have to be </text:span><text:span text:style-name="T23">a bit</text:span><text:span text:style-name="T19"> careful when interpreting what this output is actually telling us, but a reasonable interpretation is that this value is an index of confidence in the classification. So an output of 0.9 suggests high confidence the shot will result in a goal, and an output of 0.1 suggests low confidence. </text:span></text:p>
      <text:p text:style-name="P32"/>
      <text:p text:style-name="P29"><text:span text:style-name="T19">We then have a very important final step to ensure that this index of confidence is actually representative of the probability of a goal outcome given the input data, </text:span><text:span text:style-name="T23">which we can call xG, </text:span><text:span text:style-name="T19">as this is by no means guaranteed for many standard machine learning techniques. </text:span></text:p>
      <text:p text:style-name="P32"/>
      <text:p text:style-name="P46"><text:span text:style-name="T24">It is often said, with good reason, that there is no point in developing a CNN from scratch these days. This is because some of the most highly-performing, state-of-the-art networks are free to use, open sourced, and have lots of great documentation. On top of that they are all highly optimised, and extremely flexible on a wide range of tasks. Well known examples include ResNet, Inception, DenseNet, and Xception, and these are often included out of the box ML libraries such as Keras (</text:span><text:a xlink:type="simple" xlink:href="https://keras.io/api/applications/" text:style-name="Internet_20_link" text:visited-style-name="Visited_20_Internet_20_Link"><text:span text:style-name="T19">https://keras.io/api/applications/</text:span></text:a><text:span text:style-name="T19"> </text:span><text:span text:style-name="T24">).</text:span></text:p>
      <text:p text:style-name="P33"/>
      <text:p text:style-name="P47"><text:span text:style-name="T19">I’m going to ignore conventional wisdom, partly becomes using ResNet on my puny binary images seems a bit pointless, but I also want to learn about CNNs and practical considerations for this application, namely predictive </text:span><text:span text:style-name="T25">modeling</text:span><text:span text:style-name="T19"> in football.</text:span></text:p>
      <text:p text:style-name="P33"/>
      <text:p text:style-name="P34">Given we’re predicting whether the shot results in a goal or not, this is a binary classification task. We’ll use a sigmoid activation function on the last layer to constrain our output to 0-1, and binary cross-entropy, equivalent to log loss in this single class case, as our loss function.</text:p>
      <text:p text:style-name="P34"/>
      <text:p text:style-name="P35">The nice thing about log loss is that it will punish predictions that are made with a high level of confidence that turn out to be wrong. So if an iteration of the model predicted an xG value of 0.02 i.e. the model is very confident that this shot did not result in a goal, but the shot actually resulted in a goal, then the resulting log loss will be be high and as such the model will try to correct itself for the next iteration.</text:p>
      <text:p text:style-name="P35"/>
      <text:p text:style-name="P36"><text:soft-page-break/>Before we start building and training models I wanted to get a handle on what kind of performance, in terms of log loss, would represent a model that was working and actually learning interesting things. So let’s do some benchmarking.</text:p>
      <text:p text:style-name="P36">The amazing sklearn library in Python has an easy to use one-line function that can calculate log loss given a set of predictions and a set of actual outcomes. To benchmark my CNN model I wanted to compare typical log loss values seen with different model types. The models I chose are:</text:p>
      <text:p text:style-name="P36"/>
      <text:p text:style-name="P36">A random number generator</text:p>
      <text:p text:style-name="P36">A model that predicts the average xG of the set for all shots</text:p>
      <text:p text:style-name="P36">A logistic regression that uses shot x,y location as inputs</text:p>
      <text:p text:style-name="P36">StatsBomb’s xG modeling</text:p>
      <text:p text:style-name="P36"/>
      <text:p text:style-name="P48"><text:span text:style-name="T19">Even though I’ll be setting aside thousands of shots for testing i.e. the model won’t have access to these shots when training, </text:span><text:span text:style-name="T26">to </text:span><text:span text:style-name="T27">m</text:span><text:span text:style-name="T26">ake sure the comparison is fair we’ll use exactly the same set of shots to evaluate each of these models and the CNN.</text:span></text:p>
      <text:p text:style-name="P37"/>
      <text:p text:style-name="P49"><text:span text:style-name="T26">S</text:span><text:span text:style-name="T19">ince I’m starting from scratch it makes sense to start simple. I want the model to be as simple as possible whilst having enough complexity to capture the relationship between ball and player positions and xG.</text:span></text:p>
      <text:p text:style-name="P38"/>
      <text:p text:style-name="P39">The first model will be pretty much as standard as they come. I’m assuming the model will be learning a reasonably complex representation so I’ll start with 3 convolution layers as a baseline and a single dense layer. The convolution layers will be doing all the looking for patterns within the binary images to create spatial representations and the dense layer will then select appropriate combinations and weightings of these representations to produce a classification estimate.</text:p>
      <text:p text:style-name="P39"/>
      <text:p text:style-name="P50"><text:span text:style-name="T19">The first model has a 32 – 64 – 128 convolution structure with a 32 node </text:span><text:span text:style-name="T28">dense layer. Between each convolution layer we have a 2x2 max pooling layer. We’re using a vanilla SGD optimizer and batch size of 32.</text:span></text:p>
      <text:p text:style-name="P40"/>
      <text:p text:style-name="P42">We’re training on 12,<text:span text:style-name="T41">6</text:span>00 shots and testing on 5,400 shots.</text:p>
      <text:p text:style-name="P41"/>
      <text:p text:style-name="P51"><text:span text:style-name="T19">After 88 epochs the training process gives up and reverts all odel parameters back to the best result it found when trying to minimise log loss. </text:span><text:span text:style-name="T29">On the whole the training process looked good. It was definitely learning something as the training loss was steadily decreasing from its initial state, and the validation loss, that is the loss on data the model hasn’t seen, was also decreasing as the epochs progressed. </text:span></text:p>
      <text:p text:style-name="P43"/>
      <text:p text:style-name="P52"><text:span text:style-name="T19">Some things I was glad to have avoided straight off were the model not training at all, rapid over-fitting of training data, and general nonsense output values. <text:s/></text:span><text:span text:style-name="T30">The model’s best result </text:span><text:span text:style-name="T31">on the test set </text:span><text:span text:style-name="T30">during training was a log loss of 0.2938. But what does that mean? Is that good?</text:span></text:p>
      <text:p text:style-name="P44"/>
      <text:p text:style-name="P45">Let’s now visit our benchmark models and see how they perform on the exact same data.</text:p>
      <text:p text:style-name="P45"/>
      <text:p text:style-name="P53">Random Number Generator - 0.9985</text:p>
      <text:p text:style-name="P53">Fixed average xG of the training set (0.1144) - 0.3662</text:p>
      <text:p text:style-name="P53">x,y location logistic regression - 0.3298</text:p>
      <text:p text:style-name="P53">StatsBomb xG - 0.2813</text:p>
      <text:p text:style-name="P53"/>
      <text:p text:style-name="P53"><text:soft-page-break/>As a bonus we can also see a ballpark figure for how a perfect <text:span text:style-name="T35">probability prediction </text:span>model would perform. If a model predicted <text:span text:style-name="T35">the correct output , 0 or 1, for every shot the log loss would be zero. But we’re modelling a stochastic process and so we can say what would the log loss be if the model gave the exactly correct probability of a goal being scored for each shot. We don’t know what the true probability of scoring for each shot was, but let’s assume the StatsBomb model output is the ground truth. We can be relatively confident that the true goal probability distribution broadly matches the StatsBomb model’s xG distribution for the shot set. So plugging the xG values in as our prediction, and then running a sim of these shots and using this as the actual output, we get a log loss of 0.2675.</text:span></text:p>
      <text:p text:style-name="P53"/>
      <text:p text:style-name="P53">Perfect model (assumes StatsBomb xG is true goal probability) – 0.2675</text:p>
      <text:p text:style-name="P53"/>
      <text:p text:style-name="P55">The CNN has exceeded my expectations for this first attempt. Log loss is closer to the StatsBomb model than the location based logistic regression. But log loss is not the whole story for evaluating the quality of this model. </text:p>
      <text:p text:style-name="P55"/>
      <text:p text:style-name="P55">As touched upon earlier, the output of our model is in effect an index of confidence that the shot resulted in a goal or not. We don’t actually know yet if this can be reasonably interpreted as a xG probability. We need to inspect what is known as the calibration curve, also known as a reliability diagram.</text:p>
      <text:p text:style-name="P55"/>
      <text:p text:style-name="P56">Here we compare the output of our model which we are claiming to represent xG, with the actual goal probability of the shots in our test set. Now of course, we don’t actually know what the true goal probability of each shot was. What we can do instead is to split our predictions into bins based on predicted xG value, and then compare the average xG value of the bin with the average goals per shot value from those same shots. Ideally <text:span text:style-name="T36">this plot will be a diagonal line going from 0,0 to 1,1, showing matching between predicted probability and goal outcome proportion.</text:span></text:p>
      <text:p text:style-name="P56"/>
      <text:p text:style-name="P57">This is again another encouraging result. We have really good matching up to xG values of around 0.35 and then some error starts to creep in. Part of this is undoubtedly an issue with the model, as we know there is improvement to be had in terms of log loss, however <text:span text:style-name="T37">we know that the number of shots at a given xG decreases as the xG value increases, so we would expect the calibration curve to be a bit noisier at the higher xG values.</text:span></text:p>
      <text:p text:style-name="P57"/>
      <text:p text:style-name="P58">From visual comparison with the calibration curve for the StatsBomb model on the same data we can see the CNN is doing a pretty good job, as the curves look pretty similar.</text:p>
      <text:p text:style-name="P58"/>
      <text:p text:style-name="P58">Let’s now turn our attention to trying to improve the model by <text:span text:style-name="T38">experimenting</text:span> with different architectures, layer types, and optimisation functions.</text:p>
      <text:p text:style-name="P58"/>
      <text:p text:style-name="P59">With so many model parameters, or hyperparameters, to tune in attempt to improve model performance. It can be difficult to know where to begin. Fortunately hyperparameter tuning tools are available that wrap around Keras, meaning the process becomes a lot simpler to get started at least. I’ve used the module keras tuner here.</text:p>
      <text:p text:style-name="P59"/>
      <text:p text:style-name="P59">After providing the tuner function with a parameter space to search for optimisations including filters for each convoltion layer, kernel size for each layer, and number of number of nodes on the dense layer the following architecutre was returned as optimal:</text:p>
      <text:p text:style-name="P59"/>
      <text:p text:style-name="P59">32 (9x9) – 64 (5x5) – 64 (9x9) – Dense (48)</text:p>
      <text:p text:style-name="P62"><text:soft-page-break/>Further experimentation resulted in replacing the standard ReLU activation function with a “leaky” version. This gives activations that have saturated to zero, and hence play no role in differentiating between input values, a chance to recover with a small gradient. </text:p>
      <text:p text:style-name="P62"/>
      <text:p text:style-name="P65">2 layers gives 0.2951 LL, <text:span text:style-name="T47">heavily</text:span> flattened cal curve above 0.5. <text:span text:style-name="T46">4 layers 0.2933. So evidence that 3 layers is optimal</text:span></text:p>
      <text:p text:style-name="P62"/>
      <text:p text:style-name="P63">The final model achieved a log loss of 0.2909 and produced the following calibration curve:</text:p>
      <text:p text:style-name="P63"/>
      <text:p text:style-name="P63">Post-training calibration</text:p>
      <text:p text:style-name="P63"/>
      <text:p text:style-name="P63">A noticeable trait of the calibration curve is a flattening below the 1:1 line where the model is predicting xG &gt; 0.8. The average of the true probability of these shots is inferred to be significantly lower than predicted, suggesting some sort of systemic failure could be occurring rather than noise.</text:p>
      <text:p text:style-name="P63"/>
      <text:p text:style-name="P63">This kind of thing is expected for all different kinds of machine learning models of varying complexity. It is why inspecting the calibration curve is so important. There are techniques available that can correct for these kinds of model error. Here we will attempt one – isotonic regression.</text:p>
      <text:p text:style-name="P63"/>
      <text:p text:style-name="P63">What we will be doing is essentially machine learning on top of machine learning. We will learn the CNN model representation, than we will learn a transform function that can be applied to the output of this model to “straighten” the calibration curve and hopefully reduce log loss.</text:p>
      <text:p text:style-name="P63"/>
      <text:p text:style-name="P63">To do this we need to retrain the model and split the data into a three sets now. A CNN model training set, a isotonic regression training set, and a final test set. We use this <text:span text:style-name="T43">additional</text:span> training set to decouple the correction training from the original model training – otherwise we risk overfitting to the training data. We also can’t use the test set as the isotonic regression will learn the transformation of the test set only and will not be robust to new data.</text:p>
      <text:p text:style-name="P63"/>
      <text:p text:style-name="P64">One interesting thing to note is with the new train and test split the CNN model now achieves a log loss of 0.2878. Nothing about the model has changed, it has just been presented with different, and indeed less, test data. This suggests it has got lucky and has been given a test set it finds easier to predict. The other interesting point is the StatsBomb model’s loss is now only 0.001 lower than the CNN. Further evidence that we are on the right track.</text:p>
      <text:p text:style-name="P63"/>
      <text:p text:style-name="P64">The calibration curve is shown below – a clear abject failure!</text:p>
      <text:p text:style-name="P64">Log loss has become <text:span text:style-name="T44">0.2933 and the calibration curve is all over the place – this output is not representative of an xG probability value.</text:span></text:p>
      <text:p text:style-name="P64"/>
      <text:p text:style-name="P75">How much data do we need?</text:p>
      <text:p text:style-name="P75"/>
      <text:p text:style-name="P75">The training process up to this point has used 12,600 shots, from a data collection we can describe as sub-optimal as already discussed. One of the key motivations for attempting a CNN based approach was the possibility of developing a high quality model with less data than typically seen with other standard approaches. </text:p>
      <text:p text:style-name="P75"/>
      <text:p text:style-name="P76">We’ll therefore now look at how many training samples we can remove before the quality of the model breaks down.</text:p>
      <text:p text:style-name="P76"/>
      <text:p text:style-name="P77"><text:soft-page-break/>2700 – 0.3336</text:p>
      <text:p text:style-name="P78">4040 – 0.3161</text:p>
      <text:p text:style-name="P76"><text:span text:style-name="T48">5400 – 0.2950</text:span></text:p>
      <text:p text:style-name="P81">9000 – 0.2909</text:p>
      <text:p text:style-name="P76"><text:s/></text:p>
      <text:p text:style-name="P59"/>
      <text:p text:style-name="P59"/>
      <text:p text:style-name="P59"/>
      <text:p text:style-name="P60">Conclusions</text:p>
      <text:p text:style-name="P60"/>
      <text:p text:style-name="P60">The aim of this study was to assess the feasibility of producing a xG model that was comparable in quality to leading decision tree models. Due to the limitations in data available for training it was unrealistic to expect a production ready model as the final result, and given the absence of temporal and z-axis derived features (such as a first time shot boolean or shot height categorical) the model was always destined to be sub-optimal.</text:p>
      <text:p text:style-name="P60"/>
      <text:p text:style-name="P60">However, the results obtained are encouraging for developing a pathway towards:</text:p>
      <text:list xml:id="list2788786245" text:style-name="L2">
        <text:list-item>
          <text:p text:style-name="P69">Efficient use of data for time and scope focussed model training – <text:span text:style-name="T40">taking advantage of spatial patterns and handling unseen events acceptably</text:span></text:p>
        </text:list-item>
        <text:list-item>
          <text:p text:style-name="P69">Development of non-event based models for applications where event coding is not possible or financially viable – perhaps taking advantage of Computer Vision technology to obtain relevant frames from video footage.</text:p>
        </text:list-item>
      </text:list>
      <text:p text:style-name="P60"/>
      <text:p text:style-name="P79">With log loss performance well in advance of a location based logistic regression and close to (and almost identical to with some test set permutations) the StatsBomb decision tree model, in addition to a visually comparable calibration curve, this CNN approach has shown considerable potential.</text:p>
      <text:p text:style-name="P79"/>
      <text:p text:style-name="P80">It should be noted that the StatsBomb model is at a slight disadvantage when being compared to this model. The StatsBomb model was trained on a general shot set that is representative of a wider population, whereas the CNN model was trained on the unusual mixture of data from which test samples have been taken from as well. So the CNN model had the opportunity to learn the characterisitcs of the distribution that was generating the test data which the StatsBomb model did not. <text:span text:style-name="T49">It is not entirely clear the magnitude of this disadvantage, however it is assumed to be not insignificant.</text:span></text:p>
      <text:p text:style-name="P80"/>
      <text:p text:style-name="P82">The noticeable weakness of the CNN model is the susceptibility to output a maximum predicted probability significantly below 1. This is not an issue unique to this model, as overly conservative predictions are a trait of many machine learning methods. It is unfortunate the attempt at post-calibration did not seem to work. With more, higher quality data and an alternative method such as Platt scaling the results would be different.</text:p>
      <text:p text:style-name="P60"/>
      <text:p text:style-name="P61"><text:span text:style-name="T39">Possible next steps for this study would be to</text:span>:</text:p>
      <text:list xml:id="list1650667435" text:style-name="L3">
        <text:list-item>
          <text:p text:style-name="P72">Obtain a higher quality training set of freeze frame data – perhaps 2 consecutive seasons from the same league</text:p>
        </text:list-item>
        <text:list-item>
          <text:p text:style-name="P72">Bring back headed shots into the set and add body part, shot starting height, body orientation, and a first time shot flag as inputs (these would be added as inputs to the desne layer, after the convolution layers) to ascertain their effect on model performance. <text:span text:style-name="T39">Are these needed (violating our non-event data requirement) or can they be omitted without performance penalty?</text:span></text:p>
        </text:list-item>
        <text:list-item>
          <text:p text:style-name="P72">Obtain a tracking data set and use n frames prior to the shot to add temporal information to the model. <text:span text:style-name="T42">It is not clear whether it would be best to include this as additional channels an </text:span><text:soft-page-break/><text:span text:style-name="T42">additional dimension, or indeed a different architecture such as an LSTM or RNN.</text:span></text:p>
        </text:list-item>
        <text:list-item>
          <text:p text:style-name="P73">Make the model robust to frame area so all shots, even those taken from the half way line can be included</text:p>
        </text:list-item>
        <text:list-item>
          <text:p text:style-name="P73">Develop a method for making use of 0.1m resolution without exploding model complexity</text:p>
        </text:list-item>
        <text:list-item>
          <text:p text:style-name="P71"><text:span text:style-name="T45">Incorporate a rotation invariant convolution filters for much more efficient pattern recognition such as </text:span><text:a xlink:type="simple" xlink:href="https://ieeexplore.ieee.org/abstract/document/7560644" text:style-name="Internet_20_link" text:visited-style-name="Visited_20_Internet_20_Link">https://ieeexplore.ieee.org/abstract/document/7560644</text:a> </text:p>
        </text:list-item>
      </text:list>
      <text:p text:style-name="P54"/>
      <text:p text:style-name="P54"/>
      <text:p text:style-name="P53"/>
      <text:p text:style-name="P40"/>
      <text:p text:style-name="P40"/>
      <text:p text:style-name="P31"/>
      <text:p text:style-name="P31"/>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7-24T00:11:00.838000000</dc:date>
    <meta:editing-duration>PT9H48M25S</meta:editing-duration>
    <meta:editing-cycles>61</meta:editing-cycles>
    <meta:document-statistic meta:table-count="0" meta:image-count="0" meta:object-count="0" meta:page-count="10" meta:paragraph-count="114" meta:word-count="4888" meta:character-count="29012" meta:non-whitespace-character-count="24199"/>
  </office:meta>
</office:document-meta>
</file>